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7" table:number-columns-repeated="1015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8" calcext:value-type="float">
            <text:p>58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g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error tex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part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 inst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4"/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/1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J93:Sheet1.J9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2">00/00/0000</text:date>, <text:time style:data-style-name="N2" text:time-value="22:29:02.9570756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8-07-22T16:54:35.049327838</dc:date>
    <meta:editing-duration>P8DT8H14M4S</meta:editing-duration>
    <meta:editing-cycles>555</meta:editing-cycles>
    <meta:generator>LibreOffice/5.2.7.2$Linux_X86_64 LibreOffice_project/20m0$Build-2</meta:generator>
    <meta:document-statistic meta:table-count="1" meta:cell-count="4759" meta:object-count="0"/>
  </office:meta>
</office:document-meta>
</file>